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Garamond1" svg:font-family="Garamond" style:font-family-generic="roman"/>
    <style:font-face style:name="Times New Roman" svg:font-family="'Times New Roman'" style:font-family-generic="roman"/>
    <style:font-face style:name="Arial1" svg:font-family="Arial" style:font-family-generic="swiss"/>
    <style:font-face style:name="Garamond" svg:font-family="Garamon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style:tab-stops/>
      </style:paragraph-properties>
    </style:style>
    <style:style style:name="P2" style:family="paragraph" style:parent-style-name="Standard" style:list-style-name="">
      <style:paragraph-properties>
        <style:tab-stops/>
      </style:paragraph-properties>
      <style:text-properties fo:font-weight="bold" style:font-weight-asian="bold" style:font-weight-complex="bold"/>
    </style:style>
    <style:style style:name="P3" style:family="paragraph" style:parent-style-name="Standard" style:list-style-name="">
      <style:text-properties style:font-name="Arial1" fo:font-size="10pt" style:font-name-asian="Arial1" style:font-size-asian="10pt" style:font-name-complex="Arial1" style:font-size-complex="10pt"/>
    </style:style>
    <style:style style:name="P4" style:family="paragraph" style:parent-style-name="Standard" style:list-style-name="">
      <style:paragraph-properties fo:margin-top="0.176cm" fo:margin-bottom="0.176cm"/>
      <style:text-properties style:font-name="Garamond1" style:font-name-asian="Garamond1" style:font-name-complex="Garamond1"/>
    </style:style>
    <style:style style:name="P5" style:family="paragraph" style:parent-style-name="Standard" style:list-style-name=""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style:font-name="Times New Roman" style:font-name-asian="Times New Roman"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rapperDll</text:p>
      <text:p text:style-name="P2">Analisi:</text:p>
      <text:p text:style-name="P1">L'applicativo è un "demone" che si mette in ascolto su di una porta e attende che sul socket arrivino dei pacchetti contenenti informazioni memorizzate con l'ausilio della libreria PROTOBUF di google. Questo pacchetto conterrà le indicazioni sulla libreria DLL da aprire o sulla funzione associata a una DLL aperta in precedenza, da eseguire. In questo ultimo caso il pacchetto conterrà i parametri della funzione da eseguire e restituirà ( sempre col medesimo sistema ) i parametri passati per riferimento e il parametro di ritorno.</text:p>
      <text:p text:style-name="P1">Il WrapperDll è quindi un programma per eseguire delle funzioni presenti all'interno di una DLL <text:s/>su un altro processo o su di un'altra macchina.</text:p>
      <text:p text:style-name="P1"/>
      <text:p text:style-name="P1">Il client si collegherà al server e inizialmente chiederà di aprire una DLL. Otterrà un handle associato alla stessa che dovrà essere utilizzato per eseguire le funzioni in essa contenute. Al termine dovrà essere rilasciata la DLL impiegando l'opportuno comando di chiusura libreria.</text:p>
      <text:p text:style-name="P1">E' possibile aprire più DLL contemporaneamente. Sul canale socket transiteranno quindi le richieste dal client verso il server e ritorneranno i dati dell'elaborazione. Le funzioni verranno TUTT eseguite sul server che potrà quindi essere su un'altra macchina. Se installato sulla stessa le funzioni delle DLL verranno eseguite in un processo separato, questo consentirà di evitare il crash del client nel caso di malfunzionamenti nella DLL.</text:p>
      <text:p text:style-name="P1"/>
      <text:p text:style-name="P1">E' possibile avviare più WrapperDll contemporaneamente sulla stessa macchina ovviamente in ascolto su porte diverse.</text:p>
      <text:p text:style-name="P1"/>
      <text:p text:style-name="P1">Il programma può funzionare in modalità mono thread o multi thread. In entrambi i casi la gestione del socket è asincrona. Nel caso del mono thread le funzioni vengono eseguite una alla volta, nel caso di collegamenti contemporanei da parte di più client queste verranno accodate. In questa configurazione un client potrebbe bloccare il lavoro di tutti nel caso di operazioni massive. In modalità multi thread ciascun client verrà servito su di un proprio thread, sarà quindi possibile eseguire più funzioni contemporaneamente da parte di client diversi.</text:p>
      <text:p text:style-name="P1"/>
      <text:p text:style-name="P1"><text:span text:style-name="T2">Parametri della linea di comando</text:span>:</text:p>
      <text:p text:style-name="P4">-endpoint ( valore di default: 6820, " port number" )<text:line-break/>-log_directory( valore di default:, ".\log\", "log file's directory")<text:line-break/>-log_level ( valore di default: 1 , "mininum level of log file. Set 0 for all info")<text:line-break/>-multithread_disable ( valore di default: false, "disable multithread connection, only one thread for all connections" );</text:p>
      <text:p text:style-name="Standard"/>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Garamond1" svg:font-family="Garamond" style:font-family-generic="roman"/>
    <style:font-face style:name="Times New Roman" svg:font-family="'Times New Roman'" style:font-family-generic="roman"/>
    <style:font-face style:name="Arial1" svg:font-family="Arial" style:font-family-generic="swiss"/>
    <style:font-face style:name="Garamond" svg:font-family="Garamon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Garamond" fo:font-size="12pt" fo:language="it" fo:country="IT" style:font-name-asian="Garamond" style:font-size-asian="12pt" style:language-asian="it" style:country-asian="IT" style:font-name-complex="Garamond"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0" meta:word-count="376" meta:character-count="2451"/>
    <meta:generator>OpenOffice/4.1.1$Win32 OpenOffice.org_project/411m6$Build-9775</meta:generator>
  </office:meta>
</office:document-meta>
</file>